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serif"/>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Helvetica, sans-seri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Text_20_body">
      <style:paragraph-properties fo:text-align="center" style:justify-single-word="false"/>
      <style:text-properties fo:font-size="16pt" fo:language="el" fo:country="GR" fo:font-weight="normal" style:font-size-asian="16pt" style:font-weight-asian="normal" style:font-size-complex="16pt" style:font-weight-complex="normal"/>
    </style:style>
    <style:style style:name="P4" style:family="paragraph" style:parent-style-name="Text_20_body" style:list-style-name="L1"/>
    <style:style style:name="P5" style:family="paragraph" style:parent-style-name="Text_20_body">
      <style:paragraph-properties fo:text-align="center" style:justify-single-word="false" fo:break-before="page"/>
      <style:text-properties fo:font-size="16pt" fo:language="el" fo:country="GR" fo:font-weight="normal" style:font-size-asian="16pt" style:font-weight-asian="normal" style:font-size-complex="16pt" style:font-weight-complex="normal"/>
    </style:style>
    <style:style style:name="P6" style:family="paragraph" style:parent-style-name="Heading_20_1">
      <style:paragraph-properties fo:text-align="center" style:justify-single-word="false"/>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font-variant="normal" fo:text-transform="none" style:use-window-font-color="true" style:font-name="Arial1" fo:letter-spacing="normal" fo:language="en" fo:country="US" fo:font-style="normal"/>
    </style:style>
    <style:style style:name="T3" style:family="text">
      <style:text-properties fo:font-variant="normal" fo:text-transform="none" style:use-window-font-color="true" style:font-name="Arial1" fo:letter-spacing="normal" fo:language="en" fo:country="US" fo:font-style="normal" fo:font-weight="normal"/>
    </style:style>
    <style:style style:name="T4" style:family="text">
      <style:text-properties fo:font-variant="normal" fo:text-transform="none" style:use-window-font-color="true" style:font-name="Arial1" fo:letter-spacing="normal" fo:language="en" fo:country="US" fo:font-style="normal" style:font-style-asian="normal" style:font-style-complex="normal"/>
    </style:style>
    <style:style style:name="T5" style:family="text">
      <style:text-properties fo:font-variant="normal" fo:text-transform="none" style:use-window-font-color="true" style:font-name="Arial1" fo:letter-spacing="normal" fo:language="en" fo:country="US" fo:font-style="normal" style:text-underline-style="solid" style:text-underline-width="auto" style:text-underline-color="font-color" style:font-style-asian="normal" style:font-style-complex="normal"/>
    </style:style>
    <style:style style:name="T6" style:family="text">
      <style:text-properties fo:font-variant="normal" fo:text-transform="none" style:use-window-font-color="true" style:font-name="Arial1" fo:letter-spacing="normal" fo:language="en" fo:country="US" fo:font-style="italic" style:font-style-asian="italic" style:font-style-complex="italic"/>
    </style:style>
    <style:style style:name="T7" style:family="text">
      <style:text-properties fo:font-variant="normal" fo:text-transform="none" style:use-window-font-color="true" style:font-name="Arial1" fo:letter-spacing="normal" fo:font-style="normal"/>
    </style:style>
    <style:style style:name="T8" style:family="text">
      <style:text-properties fo:font-variant="normal" fo:text-transform="none" style:use-window-font-color="true" style:font-name="Arial1" fo:font-size="22pt" fo:letter-spacing="normal" fo:language="en" fo:country="US" fo:font-style="normal" fo:font-weight="bold" style:font-size-asian="22pt" style:font-weight-asian="bold" style:font-size-complex="22pt" style:font-weight-complex="bold"/>
    </style:style>
    <style:style style:name="T9" style:family="text">
      <style:text-properties fo:font-variant="normal" fo:text-transform="none" style:use-window-font-color="true" fo:letter-spacing="normal" fo:language="en" fo:country="US" fo:font-style="normal" style:font-style-asian="normal" style:font-style-complex="normal"/>
    </style:style>
    <style:style style:name="T10" style:family="text">
      <style:text-properties fo:font-variant="normal" fo:text-transform="none" style:use-window-font-color="true" style:font-name="Arial2" fo:letter-spacing="normal" fo:language="en" fo:country="US" fo:font-style="normal" style:font-style-asian="normal" style:font-style-complex="normal"/>
    </style:style>
    <style:style style:name="T11" style:family="text">
      <style:text-properties fo:font-variant="normal" fo:text-transform="none" style:font-name="Arial2" fo:letter-spacing="normal"/>
    </style:style>
    <style:style style:name="T12" style:family="text">
      <style:text-properties fo:font-variant="normal" fo:text-transform="none" style:font-name="Arial2" fo:letter-spacing="normal" fo:language="en" fo:country="US"/>
    </style:style>
    <style:style style:name="T13" style:family="text">
      <style:text-properties fo:font-variant="normal" fo:text-transform="none" style:font-name="Arial2" fo:letter-spacing="normal" fo:language="en" fo:country="US" style:text-underline-style="solid" style:text-underline-width="auto" style:text-und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University of Crete,<text:line-break/>Department of Computer Science,<text:line-break/>CS490.40 </text:span><text:span text:style-name="T3">Introduction to Type Theory and Static Analysis<text:line-break/>Fall semester, 2010</text:span></text:h>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P6" text:outline-level="1"><text:span text:style-name="T3">Final Project Report<text:line-break/></text:span><text:span text:style-name="T8">Implementing a Transparent Proxy Object<text:line-break/>transformation for Java bytecode</text:span></text:h>
      <text:p text:style-name="P1"><text:span text:style-name="T8"/></text:p>
      <text:p text:style-name="P1"><text:span text:style-name="T8"/></text:p>
      <text:p text:style-name="P1"><text:span text:style-name="T8"/></text:p>
      <text:p text:style-name="P1"><text:span text:style-name="T8"/></text:p>
      <text:p text:style-name="P1"><text:span text:style-name="T8"/></text:p>
      <text:p text:style-name="P2"><text:span text:style-name="T2">Nikos Mouchtaris<text:line-break/></text:span><text:a xlink:type="simple" xlink:href="mailto:muhtaris@csd.uoc.gr">muhtaris@csd.uoc.gr</text:a></text:p>
      <text:p text:style-name="P2"><text:span text:style-name="T2">628 (MsC)</text:span></text:p>
      <text:p text:style-name="P2"><text:span text:style-name="T2"/></text:p>
      <text:p text:style-name="P3"><text:span text:style-name="T7">Νίκος Μουχτάρης<text:line-break/></text:span><text:a xlink:type="simple" xlink:href="mailto:muhtaris@csd.uoc.gr">muhtaris@csd.uoc.gr</text:a><text:span text:style-name="T2"><text:line-break/>A.M. 628 (MET)</text:span></text:p>
      <text:p text:style-name="P5"><text:span text:style-name="T2"/></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Introduction<text:tab/>3</text:p>
          <text:p text:style-name="P9">The proxy pattern<text:tab/>3</text:p>
          <text:p text:style-name="P9">Transparent Proxy Objects<text:tab/>3</text:p>
          <text:p text:style-name="P9">Problem statement<text:tab/>3</text:p>
          <text:p text:style-name="P8">Transformation theory<text:tab/>4</text:p>
          <text:p text:style-name="P9">Proxy-object conventions<text:tab/>4</text:p>
          <text:p text:style-name="P10">The proxy model used<text:tab/>4</text:p>
        </text:index-body>
      </text:table-of-content>
      <text:p text:style-name="P3"><text:span text:style-name="T2"/></text:p>
      <text:h text:style-name="P7" text:outline-level="1"><text:toc-mark-start text:id="IMark445297068" text:outline-level="1"/><text:span text:style-name="T2">Introduction</text:span><text:toc-mark-end text:id="IMark445297068"/></text:h>
      <text:h text:style-name="Heading_20_2" text:outline-level="2"><text:toc-mark-start text:id="IMark445297068" text:outline-level="2"/><text:span text:style-name="T2">The proxy pattern</text:span><text:toc-mark-end text:id="IMark445297068"/></text:h>
      <text:p text:style-name="Text_20_body"><text:span text:style-name="T2">One of the well known and widely used software patterns in object oriented programming, is the Proxy pattern. A proxy object acts as a “proxy” between a client side and the server side. By using the terms “client” and “server” we are not restricted in the networking domain. They can also stand in place of a library API provider and a library user.</text:span></text:p>
      <text:p text:style-name="Text_20_body"><text:span text:style-name="T2">In most object oriented programming languages, the proxy pattern has to be implemented manually. The library user has to rewrite a “class” which will offer the same API as the original class (to be proxied), and re-implement all public methods so as to perform some proxy-logic, before invoking the original method on the proxied object.</text:span></text:p>
      <text:h text:style-name="Heading_20_2" text:outline-level="2"><text:toc-mark-start text:id="IMark445297068" text:outline-level="2"/><text:span text:style-name="T2">Transparent Proxy Objects</text:span><text:toc-mark-end text:id="IMark445297068"/></text:h>
      <text:p text:style-name="Text_20_body"><text:span text:style-name="T2">For some of the scenarios where a proxy pattern would be useful, re-implementing the whole original API is redundant. Usually there is some task which has to be be performed just before and/or just after the original operation. Injecting such logic in a program is an algorithmic process and does not require any human intervention.</text:span></text:p>
      <text:p text:style-name="Text_20_body"><text:span text:style-name="T2">Additionally, the programmer needs not know whether they are using a proxy object or an original one. </text:span></text:p>
      <text:p text:style-name="Text_20_body"><text:span text:style-name="T2">It appears, then, that using proxy objects (in those simple cases), can be done </text:span><text:span text:style-name="T6">transparently</text:span><text:span text:style-name="T4">.</text:span></text:p>
      <text:p text:style-name="Text_20_body"><text:span text:style-name="T4">To achieve transparency in code level, usually a messy inheritance model is required, which destroys the conveniences offered by the inheritance concept. It can be said that it is “wrong” to try to achieve transparency in proxy objects through inheritance.</text:span></text:p>
      <text:p text:style-name="Text_20_body"><text:span text:style-name="T4">It is standard code which has to be injected by other means. On code level it can be done with aspectual transformations or with meta-programming. In byte-code level, it can be done by manipulating instructions.</text:span></text:p>
      <text:h text:style-name="Heading_20_2" text:outline-level="2"><text:toc-mark-start text:id="IMark445297068" text:outline-level="2"/><text:span text:style-name="T4">Problem statement</text:span><text:toc-mark-end text:id="IMark445297068"/></text:h>
      <text:p text:style-name="Text_20_body"><text:span text:style-name="T4">In this project, transparent proxy object support is designed and implemented for Java. The transformation takes place in byte-code, using the Soot framework.</text:span></text:p>
      <text:h text:style-name="P7" text:outline-level="1"><text:toc-mark-start text:id="IMark445297068" text:outline-level="1"/><text:span text:style-name="T4">Transformation theory</text:span><text:toc-mark-end text:id="IMark445297068"/></text:h>
      <text:h text:style-name="Heading_20_2" text:outline-level="2"><text:toc-mark-start text:id="IMark445297068" text:outline-level="2"/><text:span text:style-name="T4">Proxy-object conventions</text:span><text:toc-mark-end text:id="IMark445297068"/></text:h>
      <text:h text:style-name="Heading_20_3" text:outline-level="3"><text:toc-mark-start text:id="IMark445297068" text:outline-level="3"/><text:span text:style-name="T4">The proxy model used</text:span><text:toc-mark-end text:id="IMark445297068"/></text:h>
      <text:p text:style-name="Text_20_body"><text:span text:style-name="T4">In these transformations it is assumed that the simple Proxy model described above is used.</text:span></text:p>
      <text:p text:style-name="Text_20_body"><text:span text:style-name="T4">All that a proxy object does is perform some additional (user defined) logic “around” (just before and/or just after) performing an operation on the original object.</text:span></text:p>
      <text:p text:style-name="Text_20_body"><text:span text:style-name="T4">“Performing an operation” is too language specific. Instead, for the study of this transformation method, it will be considered that the proxy object injects proxy logic “around” </text:span><text:span text:style-name="T6">messages</text:span><text:span text:style-name="T4"> sent to the original object. Thinking of all object operations as messages provides a consistent way to consider transformations, as long as all object operations can be modeled correctly as messages to an object.</text:span></text:p>
      <text:p text:style-name="Text_20_body"><text:span text:style-name="T4">To study how specific operations in Java are modeled by object messages, we can consider the following, complete list of possible operations on objects that Java provides:</text:span></text:p>
      <text:list xml:id="list35520914" text:style-name="L1">
        <text:list-item>
          <text:p text:style-name="P4"><text:span text:style-name="T5">Field read</text:span><text:span text:style-name="T4">: for example </text:span><text:span text:style-name="Source_20_Text"><text:span text:style-name="T9">o.x</text:span></text:span><text:span text:style-name="T9"> </text:span><text:span text:style-name="T11">used </text:span><text:span text:style-name="T12">as a value (right-hand-side of an assignment, a method call argument, etc). Used as a statement is a compilation error. This can be modeled as sending message “x” to object “o”.</text:span></text:p>
        </text:list-item>
        <text:list-item>
          <text:p text:style-name="P4"><text:span text:style-name="T13">Field write</text:span><text:span text:style-name="T12">: for example </text:span><text:span text:style-name="Source_20_Text"><text:span text:style-name="T9">o.x = v</text:span></text:span><text:span text:style-name="T10"> </text:span><text:span text:style-name="T12">used as a value (right-hand-side of an assignment, a method call argument, etc), or even as a statement by itself. This can be modeled as sending message “x=v” to object “o”.</text:span></text:p>
        </text:list-item>
        <text:list-item>
          <text:p text:style-name="P4"><text:span text:style-name="T13">Method-call</text:span><text:span text:style-name="T12">: for example </text:span><text:span text:style-name="Source_20_Text"><text:span text:style-name="T9">o.m(a1,...)</text:span></text:span><text:span text:style-name="T10"> </text:span><text:span text:style-name="T12">used <text:s/>as a value (right-hand-side of an assignment, a method call argument, etc), or even as a statement by itself. This can be modeled as sending message “m(a1,...)” to object “o”</text:span></text:p>
        </text:list-item>
      </text:list>
      <text:p text:style-name="Text_20_body"><text:span text:style-name="T12">The assignment itself will not be considered an object-operation in this project. It is an operation on object-references, as Java provides it. As such (not an object operation), it will not be subject to transformations or support for transparent proxy ob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serif"/>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Helvetica, sans-seri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Definition"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Example" style:family="text">
      <style:text-properties style:font-name="Courier New" style:font-name-asian="NSimSun" style:font-name-complex="Courier New"/>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Drop_20_Caps" style:display-name="Drop Cap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Teletype" style:family="text">
      <style:text-properties style:font-name="Courier New" style:font-name-asian="NSimSun" style:font-name-complex="Courier New"/>
    </style:style>
    <style:style style:name="User_20_Entry" style:display-name="User Entry"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3T12:08:57.31</meta:creation-date>
    <dc:date>2011-01-23T15:50:32.48</dc:date>
    <meta:editing-duration>PT03H41M29S</meta:editing-duration>
    <meta:editing-cycles>27</meta:editing-cycles>
    <meta:generator>OpenOffice.org/3.2$Win32 OpenOffice.org_project/320m18$Build-9502</meta:generator>
    <meta:document-statistic meta:table-count="0" meta:image-count="0" meta:object-count="0" meta:page-count="4" meta:paragraph-count="36" meta:word-count="686" meta:character-count="4186"/>
  </office:meta>
</office:document-meta>
</file>